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5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0">
      <style:text-properties style:font-name="FreeSans" fo:font-size="11pt"/>
    </style:style>
    <style:style style:name="ce4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1" style:family="table-cell" style:parent-style-name="Default"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Розмір отворів (усереднено)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4" office:value-type="string" calcext:value-type="string">
            <text:p>Висота, м</text:p>
          </table:table-cell>
          <table:table-cell table:style-name="ce4" office:value-type="string" calcext:value-type="string">
            <text:p>Ширина, м</text:p>
          </table:table-cell>
          <table:table-cell table:style-name="ce4" office:value-type="string" calcext:value-type="string">
            <text:p>Площа, м2</text:p>
          </table:table-cell>
        </table:table-row>
        <table:table-row table:style-name="ro1">
          <table:table-cell office:value-type="string" calcext:value-type="string">
            <text:p>Вікно мале</text:p>
          </table:table-cell>
          <table:table-cell office:value-type="float" office:value="0.98" calcext:value-type="float">
            <text:p>0,98</text:p>
          </table:table-cell>
          <table:table-cell office:value-type="float" office:value="0.65" calcext:value-type="float">
            <text:p>0,65</text:p>
          </table:table-cell>
          <table:table-cell table:formula="of:=[.B3]*[.C3]" office:value-type="float" office:value="0.637" calcext:value-type="float">
            <text:p>0,64</text:p>
          </table:table-cell>
        </table:table-row>
        <table:table-row table:style-name="ro1">
          <table:table-cell office:value-type="string" calcext:value-type="string">
            <text:p>Вікно середнє</text:p>
          </table:table-cell>
          <table:table-cell office:value-type="float" office:value="1.43" calcext:value-type="float">
            <text:p>1,43</text:p>
          </table:table-cell>
          <table:table-cell office:value-type="float" office:value="0.91" calcext:value-type="float">
            <text:p>0,91</text:p>
          </table:table-cell>
          <table:table-cell table:formula="of:=[.B4]*[.C4]" office:value-type="float" office:value="1.3013" calcext:value-type="float">
            <text:p>1,30</text:p>
          </table:table-cell>
        </table:table-row>
        <table:table-row table:style-name="ro1">
          <table:table-cell office:value-type="string" calcext:value-type="string">
            <text:p>Вікно велике</text:p>
          </table:table-cell>
          <table:table-cell office:value-type="float" office:value="1.47" calcext:value-type="float">
            <text:p>1,47</text:p>
          </table:table-cell>
          <table:table-cell office:value-type="float" office:value="1.56" calcext:value-type="float">
            <text:p>1,56</text:p>
          </table:table-cell>
          <table:table-cell table:formula="of:=[.B5]*[.C5]" office:value-type="float" office:value="2.2932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2.1" calcext:value-type="float">
            <text:p>2,10</text:p>
          </table:table-cell>
          <table:table-cell office:value-type="float" office:value="1.09" calcext:value-type="float">
            <text:p>1,09</text:p>
          </table:table-cell>
          <table:table-cell table:formula="of:=[.B6]*[.C6]" office:value-type="float" office:value="2.289" calcext:value-type="float">
            <text:p>2,29</text:p>
          </table:table-cell>
        </table:table-row>
        <table:table-row table:style-name="ro1">
          <table:table-cell office:value-type="string" calcext:value-type="string">
            <text:p>Двері 2, 3, 4</text:p>
          </table:table-cell>
          <table:table-cell office:value-type="float" office:value="2.1" calcext:value-type="float">
            <text:p>2,10</text:p>
          </table:table-cell>
          <table:table-cell office:value-type="float" office:value="0.96" calcext:value-type="float">
            <text:p>0,96</text:p>
          </table:table-cell>
          <table:table-cell table:formula="of:=[.B7]*[.C7]" office:value-type="float" office:value="2.016" calcext:value-type="float">
            <text:p>2,02</text:p>
          </table:table-cell>
        </table:table-row>
      </table:table>
      <table:table table:name="Втрати тепла" table:style-name="ta1">
        <table:table-column table:style-name="co2" table:default-cell-style-name="ce2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4" office:value-type="string" calcext:value-type="string" table:number-columns-spanned="14" table:number-rows-spanned="1">
            <text:p>Втрати тепла</text:p>
          </table:table-cell>
          <table:covered-table-cell table:number-columns-repeated="13" table:style-name="ce11"/>
        </table:table-row>
        <table:table-row table:style-name="ro3">
          <table:table-cell office:value-type="string" calcext:value-type="string" table:number-columns-spanned="14" table:number-rows-spanned="1">
            <text:p>1. Розрахунки зроблені за допомогою порталу <text:a xlink:href="https://kermi-fko.ru/raschety/raschetteplopoterdoma.aspx" xlink:type="simple">https://kermi-fko.ru/raschety/raschetteplopoterdoma.aspx</text:a></text:p>
            <text:p>2. Втрати тепла через двері приймаються однаковими з вікнами з розрахунку на кв.м.</text:p>
            <text:p>3. Втрати тепла через стелю на 1-му поверсі і через підлогу на 2-му відсутні.</text:p>
          </table:table-cell>
          <table:covered-table-cell table:number-columns-repeated="13" table:style-name="ce11"/>
        </table:table-row>
        <table:table-row table:style-name="ro1">
          <table:table-cell table:style-name="ce3"/>
          <table:table-cell table:style-name="ce4" office:value-type="string" calcext:value-type="string" table:number-columns-spanned="4" table:number-rows-spanned="1">
            <text:p>Площа, м2</text:p>
          </table:table-cell>
          <table:covered-table-cell table:number-columns-repeated="3" table:style-name="ce4"/>
          <table:table-cell table:style-name="ce4" office:value-type="string" calcext:value-type="string" table:number-columns-spanned="9" table:number-rows-spanned="1">
            <text:p>Втрати тепла, Вт</text:p>
          </table:table-cell>
          <table:covered-table-cell table:number-columns-repeated="8" table:style-name="ce4"/>
        </table:table-row>
        <table:table-row table:style-name="ro1">
          <table:table-cell table:style-name="ce3"/>
          <table:table-cell table:style-name="ce4" office:value-type="string" calcext:value-type="string">
            <text:p>Приміщ.</text:p>
          </table:table-cell>
          <table:table-cell table:style-name="ce4" office:value-type="string" calcext:value-type="string">
            <text:p>Зовн. 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Підлога</text:p>
          </table:table-cell>
          <table:table-cell table:style-name="ce4" office:value-type="string" calcext:value-type="string">
            <text:p>Стеля</text:p>
          </table:table-cell>
          <table:table-cell table:style-name="ce4" office:value-type="string" calcext:value-type="string">
            <text:p>Стіни</text:p>
          </table:table-cell>
          <table:table-cell table:style-name="ce4" office:value-type="string" calcext:value-type="string">
            <text:p>Вікна</text:p>
          </table:table-cell>
          <table:table-cell table:style-name="ce4" office:value-type="string" calcext:value-type="string">
            <text:p>Двері</text:p>
          </table:table-cell>
          <table:table-cell table:style-name="ce4" office:value-type="string" calcext:value-type="string">
            <text:p>Інфільтр.</text:p>
          </table:table-cell>
          <table:table-cell table:style-name="ce4" office:value-type="string" calcext:value-type="string">
            <text:p>Сумарні</text:p>
          </table:table-cell>
          <table:table-cell table:style-name="ce4" office:value-type="string" calcext:value-type="string">
            <text:p>Надбавка, %</text:p>
          </table:table-cell>
          <table:table-cell table:style-name="ce4" office:value-type="string" calcext:value-type="string">
            <text:p>З надбавкою</text:p>
          </table:table-cell>
        </table:table-row>
        <table:table-row table:style-name="ro1">
          <table:table-cell office:value-type="string" calcext:value-type="string">
            <text:p>Котельня</text:p>
          </table:table-cell>
          <table:table-cell office:value-type="float" office:value="6.24" calcext:value-type="float">
            <text:p>6,24</text:p>
          </table:table-cell>
          <table:table-cell table:formula="of:=14.478-[.D5]-[.E5]" office:value-type="float" office:value="11.1607" calcext:value-type="float">
            <text:p>11,16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98" calcext:value-type="float">
            <text:p>98,00</text:p>
          </table:table-cell>
          <table:table-cell office:value-type="float" office:value="0" calcext:value-type="float">
            <text:p>0,00</text:p>
          </table:table-cell>
          <table:table-cell office:value-type="float" office:value="176" calcext:value-type="float">
            <text:p>176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278" calcext:value-type="float">
            <text:p>278,00</text:p>
          </table:table-cell>
          <table:table-cell table:formula="of:=SUM([.F5:.K5])" office:value-type="float" office:value="767" calcext:value-type="float">
            <text:p>767,00</text:p>
          </table:table-cell>
          <table:table-cell office:value-type="float" office:value="0" calcext:value-type="float">
            <text:p>0,00</text:p>
          </table:table-cell>
          <table:table-cell table:formula="of:=[.L5]*(1+[.M5])" office:value-type="float" office:value="767" calcext:value-type="float">
            <text:p>767,00</text:p>
          </table:table-cell>
        </table:table-row>
        <table:table-row table:style-name="ro1">
          <table:table-cell office:value-type="string" calcext:value-type="string">
            <text:p>Санвузол 1</text:p>
          </table:table-cell>
          <table:table-cell office:value-type="float" office:value="6.18" calcext:value-type="float">
            <text:p>6,18</text:p>
          </table:table-cell>
          <table:table-cell table:formula="of:=5.871-[.D6]-[.E6]" office:value-type="float" office:value="5.234" calcext:value-type="float">
            <text:p>5,2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87" calcext:value-type="float">
            <text:p>87,00</text:p>
          </table:table-cell>
          <table:table-cell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6:.K6])" office:value-type="float" office:value="486" calcext:value-type="float">
            <text:p>486,00</text:p>
          </table:table-cell>
          <table:table-cell office:value-type="float" office:value="0" calcext:value-type="float">
            <text:p>0,00</text:p>
          </table:table-cell>
          <table:table-cell table:formula="of:=[.L6]*(1+[.M6])" office:value-type="float" office:value="486" calcext:value-type="float">
            <text:p>486,00</text:p>
          </table:table-cell>
        </table:table-row>
        <table:table-row table:style-name="ro1">
          <table:table-cell office:value-type="string" calcext:value-type="string">
            <text:p>Кімната 1_1</text:p>
          </table:table-cell>
          <table:table-cell office:value-type="float" office:value="13.9" calcext:value-type="float">
            <text:p>13,90</text:p>
          </table:table-cell>
          <table:table-cell table:formula="of:=21.7455-[.D7]-[.E7]" office:value-type="float" office:value="19.1429" calcext:value-type="float">
            <text:p>19,14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95" calcext:value-type="float">
            <text:p>195,00</text:p>
          </table:table-cell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7:.K7])" office:value-type="float" office:value="1285" calcext:value-type="float">
            <text:p>1285,00</text:p>
          </table:table-cell>
          <table:table-cell office:value-type="float" office:value="0" calcext:value-type="float">
            <text:p>0,00</text:p>
          </table:table-cell>
          <table:table-cell table:formula="of:=[.L7]*(1+[.M7])" office:value-type="float" office:value="1285" calcext:value-type="float">
            <text:p>1285,00</text:p>
          </table:table-cell>
        </table:table-row>
        <table:table-row table:style-name="ro1">
          <table:table-cell office:value-type="string" calcext:value-type="string">
            <text:p>Кімната 1_2</text:p>
          </table:table-cell>
          <table:table-cell office:value-type="float" office:value="29.6208" calcext:value-type="float">
            <text:p>29,62</text:p>
          </table:table-cell>
          <table:table-cell table:formula="of:=32.319-[.D8]-[.E8]" office:value-type="float" office:value="25.7166" calcext:value-type="float">
            <text:p>25,72</text:p>
          </table:table-cell>
          <table:table-cell table:formula="of:=[$'Розмір отворів'.$D$5]*2" office:value-type="float" office:value="4.5864" calcext:value-type="float">
            <text:p>4,59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465" calcext:value-type="float">
            <text:p>465,00</text:p>
          </table:table-cell>
          <table:table-cell office:value-type="float" office:value="0" calcext:value-type="float">
            <text:p>0,00</text:p>
          </table:table-cell>
          <table:table-cell office:value-type="float" office:value="406" calcext:value-type="float">
            <text:p>406,00</text:p>
          </table:table-cell>
          <table:table-cell office:value-type="float" office:value="297" calcext:value-type="float">
            <text:p>297,00</text:p>
          </table:table-cell>
          <table:table-cell office:value-type="float" office:value="131" calcext:value-type="float">
            <text:p>131,00</text:p>
          </table:table-cell>
          <table:table-cell office:value-type="float" office:value="1320" calcext:value-type="float">
            <text:p>1320,00</text:p>
          </table:table-cell>
          <table:table-cell table:formula="of:=SUM([.F8:.K8])" office:value-type="float" office:value="2619" calcext:value-type="float">
            <text:p>2619,00</text:p>
          </table:table-cell>
          <table:table-cell office:value-type="float" office:value="0" calcext:value-type="float">
            <text:p>0,00</text:p>
          </table:table-cell>
          <table:table-cell table:formula="of:=[.L8]*(1+[.M8])" office:value-type="float" office:value="2619" calcext:value-type="float">
            <text:p>2619,00</text:p>
          </table:table-cell>
        </table:table-row>
        <table:table-row table:style-name="ro1">
          <table:table-cell office:value-type="string" calcext:value-type="string">
            <text:p>Коридор 1</text:p>
          </table:table-cell>
          <table:table-cell office:value-type="float" office:value="6" calcext:value-type="float">
            <text:p>6,00</text:p>
          </table:table-cell>
          <table:table-cell table:formula="of:=8.9205-[.D9]-[.E9]" office:value-type="float" office:value="5.3302" calcext:value-type="float">
            <text:p>5,33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6]" office:value-type="float" office:value="2.289" calcext:value-type="float">
            <text:p>2,29</text:p>
          </table:table-cell>
          <table:table-cell office:value-type="float" office:value="94" calcext:value-type="float">
            <text:p>94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84" calcext:value-type="float">
            <text:p>84,00</text:p>
          </table:table-cell>
          <table:table-cell office:value-type="float" office:value="148" calcext:value-type="float">
            <text:p>148,00</text:p>
          </table:table-cell>
          <table:table-cell office:value-type="float" office:value="267" calcext:value-type="float">
            <text:p>267,00</text:p>
          </table:table-cell>
          <table:table-cell table:formula="of:=SUM([.F9:.K9])" office:value-type="float" office:value="598" calcext:value-type="float">
            <text:p>598,00</text:p>
          </table:table-cell>
          <table:table-cell office:value-type="float" office:value="0" calcext:value-type="float">
            <text:p>0,00</text:p>
          </table:table-cell>
          <table:table-cell table:formula="of:=[.L9]*(1+[.M9])" office:value-type="float" office:value="598" calcext:value-type="float">
            <text:p>598,00</text:p>
          </table:table-cell>
        </table:table-row>
        <table:table-row table:style-name="ro1">
          <table:table-cell office:value-type="string" calcext:value-type="string">
            <text:p>Інверторна</text:p>
          </table:table-cell>
          <table:table-cell office:value-type="float" office:value="6.24" calcext:value-type="float">
            <text:p>6,24</text:p>
          </table:table-cell>
          <table:table-cell table:formula="of:=13.716-[.D10]-[.E10]" office:value-type="float" office:value="12.4147" calcext:value-type="float">
            <text:p>12,41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7" calcext:value-type="float">
            <text:p>227,00</text:p>
          </table:table-cell>
          <table:table-cell office:value-type="float" office:value="196" calcext:value-type="float">
            <text:p>196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78" calcext:value-type="float">
            <text:p>278,00</text:p>
          </table:table-cell>
          <table:table-cell table:formula="of:=SUM([.F10:.K10])" office:value-type="float" office:value="785" calcext:value-type="float">
            <text:p>785,00</text:p>
          </table:table-cell>
          <table:table-cell office:value-type="float" office:value="0" calcext:value-type="float">
            <text:p>0,00</text:p>
          </table:table-cell>
          <table:table-cell table:formula="of:=[.L10]*(1+[.M10])" office:value-type="float" office:value="785" calcext:value-type="float">
            <text:p>785,00</text:p>
          </table:table-cell>
        </table:table-row>
        <table:table-row table:style-name="ro1">
          <table:table-cell office:value-type="string" calcext:value-type="string">
            <text:p>Санвузол 2</text:p>
          </table:table-cell>
          <table:table-cell office:value-type="float" office:value="6.18" calcext:value-type="float">
            <text:p>6,18</text:p>
          </table:table-cell>
          <table:table-cell table:formula="of:=5.562-[.D11]-[.E11]" office:value-type="float" office:value="4.925" calcext:value-type="float">
            <text:p>4,93</text:p>
          </table:table-cell>
          <table:table-cell table:formula="of:=[$'Розмір отворів'.$D$3]" office:value-type="float" office:value="0.637" calcext:value-type="float">
            <text:p>0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" calcext:value-type="float">
            <text:p>225,00</text:p>
          </table:table-cell>
          <table:table-cell office:value-type="float" office:value="78" calcext:value-type="float">
            <text:p>78,00</text:p>
          </table:table-cell>
          <table:table-cell office:value-type="float" office:value="41" calcext:value-type="float">
            <text:p>41,00</text:p>
          </table:table-cell>
          <table:table-cell office:value-type="float" office:value="0" calcext:value-type="float">
            <text:p>0,00</text:p>
          </table:table-cell>
          <table:table-cell office:value-type="float" office:value="275" calcext:value-type="float">
            <text:p>275,00</text:p>
          </table:table-cell>
          <table:table-cell table:formula="of:=SUM([.F11:.K11])" office:value-type="float" office:value="619" calcext:value-type="float">
            <text:p>619,00</text:p>
          </table:table-cell>
          <table:table-cell office:value-type="float" office:value="0" calcext:value-type="float">
            <text:p>0,00</text:p>
          </table:table-cell>
          <table:table-cell table:formula="of:=[.L11]*(1+[.M11])" office:value-type="float" office:value="619" calcext:value-type="float">
            <text:p>619,00</text:p>
          </table:table-cell>
        </table:table-row>
        <table:table-row table:style-name="ro1">
          <table:table-cell office:value-type="string" calcext:value-type="string">
            <text:p>Кімната 2_1</text:p>
          </table:table-cell>
          <table:table-cell office:value-type="float" office:value="13.9" calcext:value-type="float">
            <text:p>13,90</text:p>
          </table:table-cell>
          <table:table-cell table:formula="of:=20.601-[.D12]-[.E12]" office:value-type="float" office:value="17.9984" calcext:value-type="float">
            <text:p>18,0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5" calcext:value-type="float">
            <text:p>505,00</text:p>
          </table:table-cell>
          <table:table-cell office:value-type="float" office:value="284" calcext:value-type="float">
            <text:p>284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620" calcext:value-type="float">
            <text:p>620,00</text:p>
          </table:table-cell>
          <table:table-cell table:formula="of:=SUM([.F12:.K12])" office:value-type="float" office:value="1577" calcext:value-type="float">
            <text:p>1577,00</text:p>
          </table:table-cell>
          <table:table-cell office:value-type="float" office:value="0" calcext:value-type="float">
            <text:p>0,00</text:p>
          </table:table-cell>
          <table:table-cell table:formula="of:=[.L12]*(1+[.M12])" office:value-type="float" office:value="1577" calcext:value-type="float">
            <text:p>1577,00</text:p>
          </table:table-cell>
        </table:table-row>
        <table:table-row table:style-name="ro1">
          <table:table-cell office:value-type="string" calcext:value-type="string">
            <text:p>Кімната 2_2</text:p>
          </table:table-cell>
          <table:table-cell office:value-type="float" office:value="19.176" calcext:value-type="float">
            <text:p>19,18</text:p>
          </table:table-cell>
          <table:table-cell table:formula="of:=23.706-[.D13]-[.E13]" office:value-type="float" office:value="21.1034" calcext:value-type="float">
            <text:p>21,10</text:p>
          </table:table-cell>
          <table:table-cell table:formula="of:=[$'Розмір отворів'.$D$4]*2" office:value-type="float" office:value="2.6026" calcext:value-type="float">
            <text:p>2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33" calcext:value-type="float">
            <text:p>333,00</text:p>
          </table:table-cell>
          <table:table-cell office:value-type="float" office:value="168" calcext:value-type="float">
            <text:p>168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3:.K13])" office:value-type="float" office:value="2053" calcext:value-type="float">
            <text:p>2053,00</text:p>
          </table:table-cell>
          <table:table-cell office:value-type="float" office:value="0" calcext:value-type="float">
            <text:p>0,00</text:p>
          </table:table-cell>
          <table:table-cell table:formula="of:=[.L13]*(1+[.M13])" office:value-type="float" office:value="2053" calcext:value-type="float">
            <text:p>2053,00</text:p>
          </table:table-cell>
        </table:table-row>
        <table:table-row table:style-name="ro1">
          <table:table-cell office:value-type="string" calcext:value-type="string">
            <text:p>Кімната 2_3</text:p>
          </table:table-cell>
          <table:table-cell office:value-type="float" office:value="19.176" calcext:value-type="float">
            <text:p>19,18</text:p>
          </table:table-cell>
          <table:table-cell table:formula="of:=23.706-[.D14]-[.E14]" office:value-type="float" office:value="20.1115" calcext:value-type="float">
            <text:p>20,11</text:p>
          </table:table-cell>
          <table:table-cell table:formula="of:=[$'Розмір отворів'.$D$4]+[$'Розмір отворів'.$D$5]" office:value-type="float" office:value="3.5945" calcext:value-type="float">
            <text:p>3,5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7" calcext:value-type="float">
            <text:p>697,00</text:p>
          </table:table-cell>
          <table:table-cell office:value-type="float" office:value="318" calcext:value-type="float">
            <text:p>318,00</text:p>
          </table:table-cell>
          <table:table-cell office:value-type="float" office:value="232" calcext:value-type="float">
            <text:p>232,00</text:p>
          </table:table-cell>
          <table:table-cell office:value-type="float" office:value="0" calcext:value-type="float">
            <text:p>0,00</text:p>
          </table:table-cell>
          <table:table-cell office:value-type="float" office:value="855" calcext:value-type="float">
            <text:p>855,00</text:p>
          </table:table-cell>
          <table:table-cell table:formula="of:=SUM([.F14:.K14])" office:value-type="float" office:value="2102" calcext:value-type="float">
            <text:p>2102,00</text:p>
          </table:table-cell>
          <table:table-cell office:value-type="float" office:value="0" calcext:value-type="float">
            <text:p>0,00</text:p>
          </table:table-cell>
          <table:table-cell table:formula="of:=[.L14]*(1+[.M14])" office:value-type="float" office:value="2102" calcext:value-type="float">
            <text:p>2102,00</text:p>
          </table:table-cell>
        </table:table-row>
        <table:table-row table:style-name="ro1">
          <table:table-cell office:value-type="string" calcext:value-type="string">
            <text:p>Коридор 2</text:p>
          </table:table-cell>
          <table:table-cell office:value-type="float" office:value="6" calcext:value-type="float">
            <text:p>6,00</text:p>
          </table:table-cell>
          <table:table-cell table:formula="of:=3.699-[.D15]-[.E15]" office:value-type="float" office:value="2.3977" calcext:value-type="float">
            <text:p>2,40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8" calcext:value-type="float">
            <text:p>218,00</text:p>
          </table:table-cell>
          <table:table-cell office:value-type="float" office:value="38" calcext:value-type="float">
            <text:p>38,00</text:p>
          </table:table-cell>
          <table:table-cell office:value-type="float" office:value="84" calcext:value-type="float">
            <text:p>84,00</text:p>
          </table:table-cell>
          <table:table-cell office:value-type="float" office:value="0" calcext:value-type="float">
            <text:p>0,00</text:p>
          </table:table-cell>
          <table:table-cell office:value-type="float" office:value="267" calcext:value-type="float">
            <text:p>267,00</text:p>
          </table:table-cell>
          <table:table-cell table:formula="of:=SUM([.F15:.K15])" office:value-type="float" office:value="607" calcext:value-type="float">
            <text:p>607,00</text:p>
          </table:table-cell>
          <table:table-cell office:value-type="float" office:value="0" calcext:value-type="float">
            <text:p>0,00</text:p>
          </table:table-cell>
          <table:table-cell table:formula="of:=[.L15]*(1+[.M15])" office:value-type="float" office:value="607" calcext:value-type="float">
            <text:p>607,00</text:p>
          </table:table-cell>
        </table:table-row>
        <table:table-row table:style-name="ro1">
          <table:table-cell office:value-type="string" calcext:value-type="string">
            <text:p>Сходова</text:p>
          </table:table-cell>
          <table:table-cell office:value-type="float" office:value="9.24" calcext:value-type="float">
            <text:p>9,24</text:p>
          </table:table-cell>
          <table:table-cell table:formula="of:=10.84-[.D16]-[.E16]" office:value-type="float" office:value="7.5227" calcext:value-type="float">
            <text:p>7,52</text:p>
          </table:table-cell>
          <table:table-cell table:formula="of:=[$'Розмір отворів'.$D$4]" office:value-type="float" office:value="1.3013" calcext:value-type="float">
            <text:p>1,30</text:p>
          </table:table-cell>
          <table:table-cell table:formula="of:=[$'Розмір отворів'.$D$7]" office:value-type="float" office:value="2.016" calcext:value-type="float">
            <text:p>2,02</text:p>
          </table:table-cell>
          <table:table-cell office:value-type="float" office:value="145" calcext:value-type="float">
            <text:p>145,00</text:p>
          </table:table-cell>
          <table:table-cell office:value-type="float" office:value="336" calcext:value-type="float">
            <text:p>336,00</text:p>
          </table:table-cell>
          <table:table-cell office:value-type="float" office:value="119" calcext:value-type="float">
            <text:p>119,00</text:p>
          </table:table-cell>
          <table:table-cell office:value-type="float" office:value="84" calcext:value-type="float">
            <text:p>84,00</text:p>
          </table:table-cell>
          <table:table-cell office:value-type="float" office:value="131" calcext:value-type="float">
            <text:p>131,00</text:p>
          </table:table-cell>
          <table:table-cell office:value-type="float" office:value="412" calcext:value-type="float">
            <text:p>412,00</text:p>
          </table:table-cell>
          <table:table-cell table:formula="of:=SUM([.F16:.K16])" office:value-type="float" office:value="1227" calcext:value-type="float">
            <text:p>1227,00</text:p>
          </table:table-cell>
          <table:table-cell office:value-type="float" office:value="0" calcext:value-type="float">
            <text:p>0,00</text:p>
          </table:table-cell>
          <table:table-cell table:formula="of:=[.L16]*(1+[.M16])" office:value-type="float" office:value="1227" calcext:value-type="float">
            <text:p>1227,00</text:p>
          </table:table-cell>
        </table:table-row>
        <table:table-row table:style-name="ro1">
          <table:table-cell office:value-type="string" calcext:value-type="string">
            <text:p>По будинку</text:p>
          </table:table-cell>
          <table:table-cell table:number-columns-repeated="10"/>
          <table:table-cell table:formula="of:=SUM([.L5:.L16])" office:value-type="float" office:value="14725" calcext:value-type="float">
            <text:p>14725,00</text:p>
          </table:table-cell>
          <table:table-cell/>
          <table:table-cell table:formula="of:=SUM([.N5:.N16])" office:value-type="float" office:value="14725" calcext:value-type="float">
            <text:p>1472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7:54:27.286909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11-21T11:02:14.384669679</meta:creation-date>
    <meta:generator>LibreOffice/6.2.8.2$Linux_X86_64 LibreOffice_project/20$Build-2</meta:generator>
    <dc:date>2024-11-21T23:08:44.240484400</dc:date>
    <dc:creator>Віталій Євтушенко</dc:creator>
    <meta:editing-duration>PT3H4M14S</meta:editing-duration>
    <meta:editing-cycles>17</meta:editing-cycles>
    <meta:document-statistic meta:table-count="2" meta:cell-count="212" meta:object-count="0"/>
  </office:meta>
</office:document-meta>
</file>